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Helvetica, Arial, sans-serif, 'Apple Color Emoji', 'Segoe UI Emoji', 'Segoe UI 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208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data-style-name="N0">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C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data-style-name="N0">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text-properties style:font-name="Times New Roman" fo:language="zxx" fo:country="none" fo:font-weight="bold" style:language-asian="zxx" style:country-asian="none" style:font-weight-asian="bold" style:font-name-complex="Times New Roman"/>
    </style:style>
    <style:style style:name="P4" style:family="paragraph" style:parent-style-name="Standard">
      <style:paragraph-properties fo:margin-top="0.028in" fo:margin-bottom="0.028in"/>
      <style:text-properties fo:font-weight="bold" style:font-weight-asian="bold"/>
    </style:style>
    <style:style style:name="P5" style:family="paragraph" style:parent-style-name="Standard">
      <style:paragraph-properties fo:margin-top="0.028in" fo:margin-bottom="0.028in" style:snap-to-layout-grid="false"/>
      <style:text-properties fo:font-weight="bold" style:font-weight-asian="bold"/>
    </style:style>
    <style:style style:name="P6" style:family="paragraph" style:parent-style-name="Standard">
      <style:paragraph-properties fo:margin-top="0.028in" fo:margin-bottom="0.028in" style:snap-to-layout-grid="false"/>
    </style:style>
    <style:style style:name="P7" style:family="paragraph" style:parent-style-name="Title">
      <style:paragraph-properties fo:margin-top="0in" fo:margin-bottom="0.278in"/>
      <style:text-properties fo:font-size="20pt" style:font-size-asian="20pt"/>
    </style:style>
    <style:style style:name="P8" style:family="paragraph" style:parent-style-name="Contents_20_1">
      <style:paragraph-properties>
        <style:tab-stops>
          <style:tab-stop style:position="0.25in"/>
          <style:tab-stop style:position="6.5in" style:type="right" style:leader-style="dotted" style:leader-text="."/>
        </style:tab-stops>
      </style:paragraph-properties>
    </style:style>
    <style:style style:name="P9" style:family="paragraph" style:parent-style-name="Text_20_body">
      <style:paragraph-properties fo:margin-left="0in" fo:margin-right="0in" fo:margin-top="0in" fo:margin-bottom="0in" fo:line-height="150%" fo:orphans="2" fo:widows="2" fo:text-indent="0in" style:auto-text-indent="false"/>
      <style:text-properties fo:font-variant="normal" fo:text-transform="none" fo:color="#586069" style:font-name="apple-system" fo:font-size="12pt" fo:letter-spacing="normal" fo:font-style="normal" fo:font-weight="normal"/>
    </style:style>
    <style:style style:name="P10" style:family="paragraph" style:parent-style-name="Standard" style:list-style-name="L1"/>
    <style:style style:name="P11" style:family="paragraph" style:parent-style-name="Standard" style:list-style-name="L3"/>
    <style:style style:name="P12" style:family="paragraph" style:parent-style-name="Standard" style:list-style-name="L4"/>
    <style:style style:name="P13" style:family="paragraph" style:parent-style-name="Heading_20_1" style:master-page-name="Convert_20_2">
      <style:paragraph-properties style:page-number="1"/>
    </style:style>
    <style:style style:name="P14" style:family="paragraph" style:parent-style-name="template" style:list-style-name="L2"/>
    <style:style style:name="P15" style:family="paragraph" style:parent-style-name="template" style:list-style-name="L5"/>
    <style:style style:name="P16" style:family="paragraph" style:parent-style-name="template" style:list-style-name="L6"/>
    <style:style style:name="P17" style:family="paragraph" style:parent-style-name="line" style:master-page-name="Standard">
      <style:paragraph-properties style:page-number="1"/>
    </style:style>
    <style:style style:name="P18" style:family="paragraph" style:parent-style-name="TOCEntry" style:master-page-name="Convert_20_1">
      <style:paragraph-properties style:page-number="auto"/>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Title">Software Requirements Specification</text:p>
      <text:p text:style-name="P7">for</text:p>
      <text:p text:style-name="Title"><text:s/>Savior</text:p>
      <text:p text:style-name="ByLine">Version 1.0 </text:p>
      <text:p text:style-name="ByLine">Prepared by Mark Sanderson</text:p>
      <text:p text:style-name="ByLine">TwoSix Labs</text:p>
      <text:p text:style-name="ByLine">March 1, 2018</text:p>
      <text:p text:style-name="P18"><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5.1563in" style:leader-char="." style:with-tab="false"/>
          </text:table-of-content-entry-template>
          <text:index-source-styles text:outline-level="1">
            <text:index-source-style text:style-name="TOCentry"/>
          </text:index-source-styles>
        </text:table-of-content-source>
        <text:index-body>
          <text:p text:style-name="P8">1. Introduction<text:tab/><text:a xlink:type="simple" xlink:href="#__RefHeading___Toc441230972" text:style-name="Index_20_Link" text:visited-style-name="Index_20_Link"><text:span text:style-name="Index_20_Link">1</text:span></text:a></text:p>
          <text:p text:style-name="P8">2. Overall Description<text:tab/><text:a xlink:type="simple" xlink:href="#__RefHeading___Toc441230978" text:style-name="Index_20_Link" text:visited-style-name="Index_20_Link"><text:span text:style-name="Index_20_Link">1</text:span></text:a></text:p>
          <text:p text:style-name="P8">3. External Interface Requirements<text:tab/><text:a xlink:type="simple" xlink:href="#__RefHeading___Toc441230986" text:style-name="Index_20_Link" text:visited-style-name="Index_20_Link"><text:span text:style-name="Index_20_Link">2</text:span></text:a></text:p>
          <text:p text:style-name="P8">4. System Features<text:tab/><text:a xlink:type="simple" xlink:href="#__RefHeading___Toc441230991" text:style-name="Index_20_Link" text:visited-style-name="Index_20_Link"><text:span text:style-name="Index_20_Link">3</text:span></text:a></text:p>
          <text:p text:style-name="P8">5. Other Nonfunctional Requirements<text:tab/><text:a xlink:type="simple" xlink:href="#__RefHeading___Toc441230994" text:style-name="Index_20_Link" text:visited-style-name="Index_20_Link"><text:span text:style-name="Index_20_Link">4</text:span></text:a></text:p>
          <text:p text:style-name="P8">6. Other Requirements<text:tab/><text:a xlink:type="simple" xlink:href="#__RefHeading___Toc441231000" text:style-name="Index_20_Link" text:visited-style-name="Index_20_Link"><text:span text:style-name="Index_20_Link">5</text:span></text:a></text:p>
        </text:index-body>
      </text:table-of-content>
      <text:p text:style-name="P3"/>
      <text:p text:style-name="P3"/>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Name</text:p>
          </table:table-cell>
          <table:table-cell table:style-name="Table1.B1" office:value-type="string">
            <text:p text:style-name="P4">Date</text:p>
          </table:table-cell>
          <table:table-cell table:style-name="Table1.B1" office:value-type="string">
            <text:p text:style-name="P4">Reason For Changes</text:p>
          </table:table-cell>
          <table:table-cell table:style-name="Table1.D1" office:value-type="string">
            <text:p text:style-name="P4">Version</text:p>
          </table:table-cell>
        </table:table-row>
        <table:table-row table:style-name="Table1.1">
          <table:table-cell table:style-name="Table1.A2" office:value-type="string">
            <text:p text:style-name="P5">Mark Sanderson</text:p>
          </table:table-cell>
          <table:table-cell table:style-name="Table1.B2" office:value-type="date" office:date-value="2018-02-09">
            <text:p text:style-name="P6">02/09/18</text:p>
          </table:table-cell>
          <table:table-cell table:style-name="Table1.C2" office:value-type="string">
            <text:p text:style-name="P6">First blush at writing a requirements spec</text:p>
          </table:table-cell>
          <table:table-cell table:style-name="Table1.D2" office:value-type="float" office:value="0.1">
            <text:p text:style-name="P6">0.1</text:p>
          </table:table-cell>
        </table:table-row>
        <table:table-row table:style-name="Table1.1">
          <table:table-cell table:style-name="Table1.A3" office:value-type="string">
            <text:p text:style-name="P6">Mark Sanderson</text:p>
          </table:table-cell>
          <table:table-cell table:style-name="Table1.B3" office:value-type="date" office:date-value="2018-02-28">
            <text:p text:style-name="P6">02/28/18</text:p>
          </table:table-cell>
          <table:table-cell table:style-name="Table1.C3" office:value-type="string">
            <text:p text:style-name="P6">Updating to include post mid-term</text:p>
          </table:table-cell>
          <table:table-cell table:style-name="Table1.D3" office:value-type="float" office:value="0.2">
            <text:p text:style-name="P6">0.2</text:p>
          </table:table-cell>
        </table:table-row>
      </table:table>
      <text:p text:style-name="P2"/>
      <text:p text:style-name="Standard"/>
      <text:h text:style-name="P13" text:outline-level="1"><text:bookmark-start text:name="__RefHeading___Toc441230972"/>Introduction<text:bookmark-end text:name="__RefHeading___Toc441230972"/></text:h>
      <text:h text:style-name="Heading_20_2" text:outline-level="2"><text:bookmark-start text:name="__RefHeading___Toc441230973"/>Purpose <text:bookmark-end text:name="__RefHeading___Toc441230973"/></text:h>
      <text:p text:style-name="P9">Windows User and Kernel sensing, targeting the Windows 10 x64 environment</text:p>
      <text:h text:style-name="Heading_20_2" text:outline-level="2"><text:bookmark-start text:name="__RefHeading___Toc441230974"/>Document Conventions<text:bookmark-end text:name="__RefHeading___Toc441230974"/></text:h>
      <text:p text:style-name="template">This document does not contain any unique or unusual documentation conventions.</text:p>
      <text:h text:style-name="Heading_20_2" text:outline-level="2"><text:bookmark-start text:name="__RefHeading___Toc441230975"/>Intended Audience and Reading Suggestions<text:bookmark-end text:name="__RefHeading___Toc441230975"/></text:h>
      <text:p text:style-name="template">This documents intended audience is virtue/savior developers, architects and program managers</text:p>
      <text:h text:style-name="Heading_20_2" text:outline-level="2"><text:bookmark-start text:name="__RefHeading___Toc441230976"/>Product Scope<text:bookmark-end text:name="__RefHeading___Toc441230976"/></text:h>
      <text:p text:style-name="template">Windows Kernel Sensing Research</text:p>
      <text:h text:style-name="Heading_20_2" text:outline-level="2"><text:bookmark-start text:name="__RefHeading___Toc441230977"/>References<text:bookmark-end text:name="__RefHeading___Toc441230977"/></text:h>
      <text:list xml:id="list3391698673490955018" text:style-name="L1">
        <text:list-item>
          <text:p text:style-name="P10">TwoSixLabs Research: <text:a xlink:type="simple" xlink:href="https://github.com/twosixlabs/savior" text:style-name="Internet_20_link" text:visited-style-name="Visited_20_Internet_20_Link">https://github.com/twosixlabs/savior</text:a> </text:p>
        </text:list-item>
        <text:list-item>
          <text:p text:style-name="P10">Savior Documentation: <text:a xlink:type="simple" xlink:href="https://github.com/twosixlabs/savior/tree/master/docs" text:style-name="Internet_20_link" text:visited-style-name="Visited_20_Internet_20_Link">https://github.com/twosixlabs/savior/tree/master/docs</text:a></text:p>
        </text:list-item>
      </text:list>
      <text:h text:style-name="Heading_20_1" text:outline-level="1"><text:bookmark-start text:name="__RefHeading___Toc441230978"/>Overall Description<text:bookmark-end text:name="__RefHeading___Toc441230978"/></text:h>
      <text:h text:style-name="Heading_20_2" text:outline-level="2"><text:bookmark-start text:name="__RefHeading___Toc441230979"/>Product Perspective<text:bookmark-end text:name="__RefHeading___Toc441230979"/></text:h>
      <text:p text:style-name="template">The Windows Savior package will be a new savior sensor/probe package designed specifically to target the Windows 10 x64 environment. <text:s/>This package extends the current sensoring capabilities of the VirtUE/Savior system.</text:p>
      <text:h text:style-name="Heading_20_2" text:outline-level="2"><text:bookmark-start text:name="__RefHeading___Toc441230980"/>Product Functions<text:bookmark-end text:name="__RefHeading___Toc441230980"/></text:h>
      <text:list xml:id="list7929890255065413313" text:style-name="L6">
        <text:list-item>
          <text:p text:style-name="P16">Initial goal will be to emulate as much as practical the current Linux based sensor system. This will include both process lists (ps) and open file handles (lsof) to be delivered as sensor data to the controlling api. <text:s/></text:p>
        </text:list-item>
        <text:list-item>
          <text:p text:style-name="P16">For post mid-term deployments, <text:s/>VirtUE/Savior will utilize a Windows Mini-Port File System Filter installed on the target to retrieve data unavailable through user space. <text:s/>This data may include, but not be limited to:</text:p>
          <text:list>
            <text:list-item>
              <text:list>
                <text:list-item>
                  <text:p text:style-name="P16"><text:soft-page-break/>Objects associated with the kernel (PID 4) that can show file, registry keys and etc that are managed by the kernel itself</text:p>
                </text:list-item>
                <text:list-item>
                  <text:p text:style-name="P16">Objects associated with protected and critical processes</text:p>
                </text:list-item>
                <text:list-item>
                  <text:p text:style-name="P16">Behavioral analysis utilizing IFTTT or similar approach</text:p>
                </text:list-item>
                <text:list-item>
                  <text:p text:style-name="P16">Detecting unusual driver/object utilization that might possibly detect key loggers, network taps and etc. </text:p>
                </text:list-item>
              </text:list>
            </text:list-item>
          </text:list>
        </text:list-item>
      </text:list>
      <text:h text:style-name="Heading_20_2" text:outline-level="2"><text:bookmark-start text:name="__RefHeading___Toc441230981"/>User Classes and Characteristics<text:bookmark-end text:name="__RefHeading___Toc441230981"/></text:h>
      <text:p text:style-name="template">The design approach will be similar to if not an exact copy of the current approach. <text:s/>This approach <text:s/>implements a design: <text:s text:c="2"/>API <text:s/>→ <text:s/>Sensor(s) <text:s/>→ Probes. <text:s/>Where the API is the means by which sensors communicate results. <text:s text:c="2"/>The sensors will control/manage some 'n' number of probes. <text:s/>Probes capture subject matter data and hand it off to probes. <text:s/>Probes are responsible for communicating this data back to the API.</text:p>
      <text:h text:style-name="Heading_20_2" text:outline-level="2"><text:bookmark-start text:name="__RefHeading___Toc441230982"/>Operating Environment<text:bookmark-end text:name="__RefHeading___Toc441230982"/></text:h>
      <text:list xml:id="list2034396732571277636" text:style-name="L2">
        <text:list-item>
          <text:p text:style-name="P14">Windows 10 x64 1709</text:p>
        </text:list-item>
        <text:list-item>
          <text:p text:style-name="P14">Python 3.6.x</text:p>
        </text:list-item>
      </text:list>
      <text:h text:style-name="Heading_20_2" text:outline-level="2"><text:bookmark-start text:name="__RefHeading___Toc441230983"/>Design and Implementation Constraints<text:bookmark-end text:name="__RefHeading___Toc441230983"/></text:h>
      <text:list xml:id="list1029856859099398704" text:style-name="L3">
        <text:list-item>
          <text:p text:style-name="P11">Targeted specifically for Windows 10 x64</text:p>
        </text:list-item>
      </text:list>
      <text:h text:style-name="Heading_20_2" text:outline-level="2"><text:bookmark-start text:name="__RefHeading___Toc441230984"/>User Documentation<text:bookmark-end text:name="__RefHeading___Toc441230984"/></text:h>
      <text:list xml:id="list4752670182846171562" text:style-name="L4">
        <text:list-item>
          <text:p text:style-name="P12">Savior walk-through: savior/blob/master/docs/walkthrough_2018_01_10.pdf</text:p>
        </text:list-item>
      </text:list>
      <text:h text:style-name="Heading_20_2" text:outline-level="2"><text:bookmark-start text:name="__RefHeading___Toc441230985"/>Assumptions and Dependencies<text:bookmark-end text:name="__RefHeading___Toc441230985"/></text:h>
      <text:list xml:id="list7244034780869041411" text:style-name="L5">
        <text:list-item>
          <text:p text:style-name="P15">Windows 10 x64 </text:p>
        </text:list-item>
        <text:list-item>
          <text:p text:style-name="P15">python 3.6.4 for x64 windows</text:p>
        </text:list-item>
        <text:list-item>
          <text:p text:style-name="P15">pywin32</text:p>
        </text:list-item>
        <text:list-item>
          <text:p text:style-name="P15">Docker for Windows</text:p>
        </text:list-item>
        <text:list-item>
          <text:p text:style-name="P15">curio – concurrent I/O</text:p>
        </text:list-item>
        <text:list-item>
          <text:p text:style-name="P15">Hyper-V</text:p>
        </text:list-item>
        <text:list-item>
          <text:p text:style-name="P15">python savior API </text:p>
        </text:list-item>
        <text:list-item>
          <text:p text:style-name="P15">python sensor wrapper </text:p>
        </text:list-item>
        <text:list-item>
          <text:p text:style-name="P15">Visual Studio Pro </text:p>
        </text:list-item>
        <text:list-item>
          <text:p text:style-name="P15">Ability to load a custom driver on Windows 10 x6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Helvetica, Arial, sans-serif, 'Apple Color Emoji', 'Segoe UI Emoji', 'Segoe UI 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font-name-complex="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EEE Software Requirements Specification Template</dc:title>
    <meta:initial-creator>Doris Sturzenberger</meta:initial-creator>
    <meta:creation-date>2011-05-17T11:26:00</meta:creation-date>
    <dc:creator>Mark Sanderson</dc:creator>
    <dc:date>2018-03-01T11:48:08.39</dc:date>
    <meta:editing-cycles>20</meta:editing-cycles>
    <meta:editing-duration>P3DT7H6M14S</meta:editing-duration>
    <meta:generator>OpenOffice/4.1.5$Win32 OpenOffice.org_project/415m1$Build-9789</meta:generator>
    <meta:document-statistic meta:table-count="1" meta:image-count="0" meta:object-count="0" meta:page-count="4" meta:paragraph-count="69" meta:word-count="455" meta:character-count="2973"/>
  </office:meta>
</office:document-meta>
</file>